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7pt" style:font-size-asian="7pt" style:font-size-complex="7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g>
            <draw:custom-shape draw:style-name="gr1" draw:text-style-name="P2" draw:layer="layout" svg:width="1.678cm" svg:height="2cm" svg:x="11.122cm" svg:y="3.706cm">
              <text:p text:style-name="P1"><text:span text:style-name="T1">Agent:</text:span></text:p>
              <text:p text:style-name="P1"><text:span text:style-name="T1">Proposed </text:span></text:p>
              <text:p text:style-name="P1"><text:span text:style-name="T1">content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63cm" svg:height="2cm" svg:x="9.318cm" svg:y="3.706cm">
              <text:p text:style-name="P1"><text:span text:style-name="T1">Copy</text:span></text:p>
              <text:p text:style-name="P1"><text:span text:style-name="T1">proposed</text:span></text:p>
              <text:p text:style-name="P1"><text:span text:style-name="T1">content</text:span><text:span text:style-name="T2"> 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2" xml:id="id2" draw:id="id2" draw:layer="layout" svg:width="1.284cm" svg:height="0.556cm" svg:x="8cm" svg:y="3.7cm">
            <text:p text:style-name="P1"><text:span text:style-name="T1">Proposed</text:span></text:p>
            <text:p text:style-name="P1"><text:span text:style-name="T1">content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4" draw:layer="layout" draw:type="curve" svg:x1="6.55cm" svg:y1="4.497cm" svg:x2="8cm" svg:y2="3.978cm" draw:start-shape="id1" draw:start-glue-point="1" draw:end-shape="id2" svg:d="M6550 4497c1089 0 364-519 1450-519" svg:viewBox="0 0 1451 520">
          <text:p/>
        </draw:connector>
        <draw:g xml:id="id6" draw:id="id6">
          <draw:g>
            <draw:custom-shape draw:style-name="gr1" draw:text-style-name="P2" draw:layer="layout" svg:width="1.678cm" svg:height="2cm" svg:x="17.472cm" svg:y="3.95cm">
              <text:p text:style-name="P1"><text:span text:style-name="T1">Owner:</text:span></text:p>
              <text:p text:style-name="P1"><text:span text:style-name="T1">Content</text:span></text:p>
              <text:p text:style-name="P1"><text:span text:style-name="T1">accepted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63cm" svg:height="2cm" svg:x="15.668cm" svg:y="3.95cm">
              <text:p text:style-name="P1"><text:span text:style-name="T1">Check if</text:span></text:p>
              <text:p text:style-name="P1"><text:span text:style-name="T1">Content</text:span></text:p>
              <text:p text:style-name="P1"><text:span text:style-name="T1">is OK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2" xml:id="id4" draw:id="id4" draw:layer="layout" svg:width="1.284cm" svg:height="0.556cm" svg:x="14.35cm" svg:y="3.944cm">
            <text:p text:style-name="P1"><text:span text:style-name="T1">Proposed</text:span></text:p>
            <text:p text:style-name="P1"><text:span text:style-name="T1">content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4" draw:layer="layout" draw:type="curve" svg:x1="12.8cm" svg:y1="4.703cm" svg:x2="14.35cm" svg:y2="4.222cm" draw:start-shape="id3" draw:start-glue-point="1" draw:end-shape="id4" draw:end-glue-point="3" svg:d="M12800 4703c1164 0 389-481 1550-481" svg:viewBox="0 0 1551 482">
          <text:p/>
        </draw:connector>
        <draw:g>
          <draw:g>
            <draw:custom-shape draw:style-name="gr1" draw:text-style-name="P5" draw:layer="layout" svg:width="1.687cm" svg:height="2cm" svg:x="11.413cm" svg:y="6.956cm">
              <text:p text:style-name="P1"><text:span text:style-name="T3">Agent:</text:span></text:p>
              <text:p text:style-name="P1"><text:span text:style-name="T3">Content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6" draw:layer="layout" svg:width="1.772cm" svg:height="2cm" svg:x="9.6cm" svg:y="6.956cm">
              <text:p text:style-name="P1"><text:span text:style-name="T3">Copy</text:span></text:p>
              <text:p text:style-name="P1"><text:span text:style-name="T3">proposed</text:span></text:p>
              <text:p text:style-name="P1"><text:span text:style-name="T3">content if</text:span></text:p>
              <text:p text:style-name="P1"><text:span text:style-name="T3">accepted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5" xml:id="id5" draw:id="id5" draw:layer="layout" svg:width="1.284cm" svg:height="0.556cm" svg:x="8.266cm" svg:y="6.95cm">
            <text:p text:style-name="P1"><text:span text:style-name="T3">Proposed</text:span></text:p>
            <text:p text:style-name="P1"><text:span text:style-name="T3">conten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xml:id="id7" draw:id="id7" draw:layer="layout" svg:width="1.284cm" svg:height="0.556cm" svg:x="8.266cm" svg:y="7.556cm">
            <text:p text:style-name="P1"><text:span text:style-name="T3">Content</text:span></text:p>
            <text:p text:style-name="P1"><text:span text:style-name="T3">accpepted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4" draw:layer="layout" draw:type="curve" draw:line-skew="0cm 0cm -0.89cm" svg:x1="12.8cm" svg:y1="4.703cm" svg:x2="8.266cm" svg:y2="7.228cm" draw:start-shape="id3" draw:start-glue-point="1" draw:end-shape="id5" draw:end-glue-point="3" svg:d="M12800 4703c753 0 503 1626-2711 1626-3213 0-3909 899-1823 899" svg:viewBox="0 0 6077 2526">
          <text:p/>
        </draw:connector>
        <draw:connector draw:style-name="gr2" draw:text-style-name="P4" draw:layer="layout" draw:type="curve" draw:line-skew="0cm 2.596cm -0.99cm" svg:x1="19.15cm" svg:y1="4.947cm" svg:x2="8.266cm" svg:y2="7.834cm" draw:start-shape="id6" draw:start-glue-point="1" draw:end-shape="id7" draw:end-glue-point="3" svg:d="M19150 4947c753 0 503 4403-5936 4403-6438 0-7184-1516-4948-1516" svg:viewBox="0 0 12324 4404">
          <text:p/>
        </draw:connector>
        <draw:g xml:id="id1" draw:id="id1">
          <draw:g>
            <draw:custom-shape draw:style-name="gr1" draw:text-style-name="P5" draw:layer="layout" svg:width="1.678cm" svg:height="2cm" svg:x="4.872cm" svg:y="3.5cm">
              <text:p text:style-name="P1"><text:span text:style-name="T3">Client:</text:span></text:p>
              <text:p text:style-name="P1"><text:span text:style-name="T3">Proposed </text:span></text:p>
              <text:p text:style-name="P1"><text:span text:style-name="T3">content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63cm" svg:height="2cm" svg:x="3.068cm" svg:y="3.5cm">
              <text:p text:style-name="P1"><text:span text:style-name="T2"><text:s/>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5" xml:id="id10" draw:id="id10" draw:layer="layout" svg:width="1.284cm" svg:height="0.556cm" svg:x="1.75cm" svg:y="3.494cm">
            <text:p text:style-name="P1"><text:span text:style-name="T3">Content</text:span></text:p>
            <text:p text:style-name="P1"><text:span text:style-name="T3">accepted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g>
            <draw:custom-shape draw:style-name="gr1" draw:text-style-name="P5" draw:layer="layout" svg:width="1.687cm" svg:height="2cm" svg:x="11.413cm" svg:y="10.256cm">
              <text:p text:style-name="P1"><text:span text:style-name="T3">Agent:</text:span></text:p>
              <text:p text:style-name="P1"><text:span text:style-name="T3">Content</text:span></text:p>
              <text:p text:style-name="P1"><text:span text:style-name="T3">acceptance</text:span></text:p>
              <draw:enhanced-geometry svg:viewBox="0 0 21600 21600" draw:text-areas="0 0 21600 21600" draw:type="pentagon-right" draw:modifiers="12087.366167023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72cm" svg:height="2cm" svg:x="9.6cm" svg:y="10.256cm">
              <text:p text:style-name="P1"><text:span text:style-name="T3">Copy</text:span></text:p>
              <text:p text:style-name="P1"><text:span text:style-name="T3">Conent</text:span></text:p>
              <text:p text:style-name="P1"><text:span text:style-name="T3">acceptance</text:span><text:span text:style-name="T2"> 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5" xml:id="id8" draw:id="id8" draw:layer="layout" svg:width="1.284cm" svg:height="0.556cm" svg:x="8.266cm" svg:y="10.25cm">
            <text:p text:style-name="P1"><text:span text:style-name="T3">Content</text:span></text:p>
            <text:p text:style-name="P1"><text:span text:style-name="T3">acceptance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4" draw:layer="layout" draw:type="curve" draw:line-skew="0cm 1.624cm -0.59cm" svg:x1="19.15cm" svg:y1="4.947cm" svg:x2="8.266cm" svg:y2="10.528cm" draw:start-shape="id6" draw:start-glue-point="1" draw:end-shape="id8" draw:end-glue-point="3" svg:d="M19150 4947c753 0 503 4778-5736 4778-6238 0-6784 803-5148 803" svg:viewBox="0 0 11974 5582">
          <text:p/>
        </draw:connector>
        <draw:connector draw:style-name="gr2" draw:text-style-name="P4" draw:layer="layout" draw:type="curve" draw:line-skew="0.924cm 5.7cm -0.324cm" svg:x1="13.1cm" svg:y1="11.253cm" svg:x2="1.75cm" svg:y2="3.772cm" draw:start-shape="id9" draw:start-glue-point="1" draw:end-shape="id10" draw:end-glue-point="3" svg:d="M13100 11253c2137 0 1425 1597-5375 1597s-7212-9078-5975-9078" svg:viewBox="0 0 12969 9079">
          <text:p/>
        </draw:connector>
        <draw:frame draw:style-name="gr3" draw:text-style-name="P7" draw:layer="layout" svg:width="8.482cm" svg:height="0.692cm" svg:x="2.197cm" svg:y="1.438cm">
          <draw:text-box>
            <text:p><text:span text:style-name="T4">DESA: Agent content changing. DES diagram.</text:span></text:p>
          </draw:text-box>
        </draw:frame>
      </draw:page>
      <draw:page draw:name="page2" draw:style-name="dp1" draw:master-page-name="Default">
        <draw:frame draw:style-name="gr4" draw:text-style-name="P8" draw:layer="layout" svg:width="10.95cm" svg:height="0.85cm" svg:x="0.95cm" svg:y="1cm">
          <draw:text-box>
            <text:p><text:span text:style-name="T5">State machine based on callback with stored context</text:span></text:p>
          </draw:text-box>
        </draw:frame>
        <draw:custom-shape draw:style-name="gr5" draw:text-style-name="P5" xml:id="id11" draw:id="id11" draw:layer="layout" svg:width="1.882cm" svg:height="1.41cm" svg:x="6.068cm" svg:y="3.124cm">
          <text:p text:style-name="P1"><text:span text:style-name="T3">Arguments</text:span></text:p>
          <text:p text:style-name="P1"><text:span text:style-name="T3">of handler</text:span></text:p>
          <text:p text:style-name="P1"><text:span text:style-name="T3">methods</text:span></text:p>
          <draw:enhanced-geometry svg:viewBox="0 0 21600 21600" draw:text-areas="0 0 21600 21600" draw:type="pentagon-right" draw:modifiers="12087.366167023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9" draw:layer="layout" svg:width="1.974cm" svg:height="2.25cm" svg:x="4.046cm" svg:y="3.124cm">
          <text:p text:style-name="P1"><text:span text:style-name="T3">Initial transition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32cm" svg:height="0.626cm" svg:x="2.558cm" svg:y="3.119cm">
          <text:p text:style-name="P1"><text:span text:style-name="T3">Content</text:span></text:p>
          <text:p text:style-name="P1"><text:span text:style-name="T3">acceptance</text:span></text:p>
          <draw:enhanced-geometry svg:viewBox="0 0 21600 21600" draw:type="rectangle" draw:enhanced-path="M 0 0 L 21600 0 21600 21600 0 21600 0 0 Z N"/>
        </draw:custom-shape>
        <draw:rect draw:style-name="gr6" draw:text-style-name="P4" draw:layer="layout" svg:width="7.728cm" svg:height="7.75cm" svg:x="1.05cm" svg:y="1.95cm">
          <text:p/>
        </draw:rect>
        <draw:frame draw:style-name="gr7" draw:text-style-name="P10" draw:layer="layout" svg:width="4.14cm" svg:height="0.681cm" svg:x="1.21cm" svg:y="1.969cm">
          <draw:text-box>
            <text:p><text:span text:style-name="T2">Class#1 - initiator</text:span></text:p>
          </draw:text-box>
        </draw:frame>
        <draw:g xml:id="id15" draw:id="id15">
          <draw:custom-shape draw:style-name="gr5" draw:text-style-name="P5" draw:layer="layout" svg:width="1.882cm" svg:height="2.249cm" svg:x="14.79cm" svg:y="3.177cm">
            <text:p text:style-name="P1"><text:span text:style-name="T3">Resulns</text:span></text:p>
            <text:p text:style-name="P1"><text:span text:style-name="T3">of handler</text:span></text:p>
            <text:p text:style-name="P1"><text:span text:style-name="T3">method</text:span></text:p>
            <draw:enhanced-geometry svg:viewBox="0 0 21600 21600" draw:text-areas="0 0 21600 21600" draw:type="pentagon-right" draw:modifiers="12087.3661670236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9" draw:layer="layout" svg:width="1.974cm" svg:height="2.249cm" svg:x="12.768cm" svg:y="3.177cm">
            <text:p text:style-name="P1"><text:span text:style-name="T3">Handling</text:span></text:p>
            <text:p text:style-name="P1"><text:span text:style-name="T3">transition</text:span><text:span text:style-name="T2"> 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5" xml:id="id12" draw:id="id12" draw:layer="layout" svg:width="1.432cm" svg:height="0.627cm" svg:x="11.28cm" svg:y="3.171cm">
          <text:p text:style-name="P1"><text:span text:style-name="T3">arguments</text:span></text:p>
          <draw:enhanced-geometry svg:viewBox="0 0 21600 21600" draw:type="rectangle" draw:enhanced-path="M 0 0 L 21600 0 21600 21600 0 21600 0 0 Z N"/>
        </draw:custom-shape>
        <draw:rect draw:style-name="gr6" draw:text-style-name="P4" draw:layer="layout" svg:width="7.397cm" svg:height="7.75cm" svg:x="10.103cm" svg:y="2cm">
          <text:p/>
        </draw:rect>
        <draw:frame draw:style-name="gr7" draw:text-style-name="P10" draw:layer="layout" svg:width="4.14cm" svg:height="0.681cm" svg:x="10.3cm" svg:y="1.969cm">
          <draw:text-box>
            <text:p><text:span text:style-name="T2">Class#2 - handler</text:span></text:p>
          </draw:text-box>
        </draw:frame>
        <draw:connector draw:style-name="gr2" draw:text-style-name="P4" draw:layer="layout" draw:type="curve" svg:x1="7.95cm" svg:y1="3.829cm" svg:x2="11.28cm" svg:y2="3.484cm" draw:start-shape="id11" draw:start-glue-point="1" draw:end-shape="id12" draw:end-glue-point="3" svg:d="M7950 3829c2499 0 834-345 3330-345" svg:viewBox="0 0 3331 346">
          <text:p/>
        </draw:connector>
        <draw:g>
          <draw:custom-shape draw:style-name="gr5" draw:text-style-name="P5" draw:layer="layout" svg:width="1.882cm" svg:height="2.249cm" svg:x="6.161cm" svg:y="6.587cm">
            <text:p text:style-name="P1"><text:span text:style-name="T3">Agruments</text:span></text:p>
            <text:p text:style-name="P1"><text:span text:style-name="T3">of handler</text:span></text:p>
            <text:p text:style-name="P1"><text:span text:style-name="T3">methods</text:span></text:p>
            <draw:enhanced-geometry svg:viewBox="0 0 21600 21600" draw:text-areas="0 0 21600 21600" draw:type="pentagon-right" draw:modifiers="12087.3661670236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9" draw:layer="layout" svg:width="1.974cm" svg:height="2.249cm" svg:x="4.139cm" svg:y="6.587cm">
            <text:p text:style-name="P1"><text:span text:style-name="T3">Initial transition</text:span></text:p>
            <text:p text:style-name="P1"><text:span text:style-name="T3">continuation</text:span><text:span text:style-name="T2"> 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5" xml:id="id14" draw:id="id14" draw:layer="layout" svg:width="1.432cm" svg:height="0.627cm" svg:x="2.651cm" svg:y="6.581cm">
          <text:p text:style-name="P1"><text:span text:style-name="T3">Contex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7.95cm" svg:y1="4.977cm" svg:x2="2.651cm" svg:y2="6.894cm" draw:start-shape="id13" draw:start-glue-point="1" draw:end-shape="id14" draw:end-glue-point="3" svg:d="M7950 4977c753 0 502 997-2649 997s-3401 920-2650 920" svg:viewBox="0 0 6011 1918">
          <text:p/>
        </draw:connector>
        <draw:custom-shape draw:style-name="gr5" draw:text-style-name="P5" xml:id="id13" draw:id="id13" draw:layer="layout" svg:width="1.882cm" svg:height="0.78cm" svg:x="6.068cm" svg:y="4.587cm">
          <text:p text:style-name="P1"><text:span text:style-name="T3">context</text:span></text:p>
          <draw:enhanced-geometry svg:viewBox="0 0 21600 21600" draw:text-areas="0 0 21600 21600" draw:type="pentagon-right" draw:modifiers="12087.366167023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16" draw:id="id16" draw:layer="layout" svg:width="1.432cm" svg:height="0.627cm" svg:x="2.651cm" svg:y="7.265cm">
          <text:p text:style-name="P1"><text:span text:style-name="T3">Handler</text:span></text:p>
          <text:p text:style-name="P1"><text:span text:style-name="T3">st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draw:line-skew="0.301cm 2.955cm -0.975cm" svg:x1="16.672cm" svg:y1="4.301cm" svg:x2="2.651cm" svg:y2="7.578cm" draw:start-shape="id15" draw:start-glue-point="1" draw:end-shape="id16" draw:end-glue-point="3" svg:d="M16672 4301c1204 0 803 4999-7347 4999s-8888-1722-6674-1722" svg:viewBox="0 0 15603 5000">
          <text:p/>
        </draw:connector>
        <draw:frame draw:style-name="gr8" draw:text-style-name="P11" draw:layer="layout" svg:width="18.993cm" svg:height="2.319cm" svg:x="1cm" svg:y="10.115cm">
          <draw:text-box>
            <text:p><text:span text:style-name="T1">1. There is no established connections. One state having its output updated just calls transition function of other state passing input to it. The pointer <text:s/>to transition function is passed as the input.</text:span></text:p>
            <text:p><text:span text:style-name="T1">2</text:span><text:span text:style-name="T6">. States itself (input, output, transition) aren't persistent, only transition is persistent. They created each time we need to do </text:span><text:span text:style-name="T6"><text:line-break/></text:span><text:span text:style-name="T6">the transition</text:span></text:p>
            <text:p><text:span text:style-name="T6">3. These state inp/outp are not persistent. This is transient part of the whole state machine. Class context is persistent only.</text:span></text:p>
            <text:p><text:span text:style-name="T6">4. These transient states can be implemented as class with input as its context. </text:span></text:p>
          </draw:text-box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09:53:33.631322775</meta:creation-date>
    <dc:date>2018-03-25T12:37:39.782594135</dc:date>
    <meta:editing-duration>PT1H12M17S</meta:editing-duration>
    <meta:editing-cycles>12</meta:editing-cycles>
    <meta:generator>LibreOffice/4.2.8.2$Linux_X86_64 LibreOffice_project/420m0$Build-2</meta:generator>
    <dc:creator>Yuri Borisov</dc:creator>
    <meta:document-statistic meta:object-count="55"/>
  </office:meta>
</office:document-meta>
</file>